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4000000402AADDB1F62D4512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riam Mono CLM1" svg:font-family="'Miriam Mono CLM'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194cm" fo:min-width="0.722cm" fo:padding-top="0.151cm" fo:padding-bottom="0.151cm" fo:padding-left="0.276cm" fo:padding-right="0.276cm"/>
    </style:style>
    <style:style style:name="gr4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25cm" fo:min-width="3.2cm"/>
    </style:style>
    <style:style style:name="gr5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75cm" fo:min-width="3.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85cm" fo:min-width="3.9cm"/>
    </style:style>
    <style:style style:name="gr8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264cm" fo:min-width="1.076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194cm" fo:min-width="1.90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19cm" fo:min-width="0.012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244cm" fo:min-width="0.492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244cm" fo:min-width="0.422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  <style:text-properties style:font-name="Miriam Mono CLM1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Miriam Mono CLM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6.999cm" svg:height="16.029cm" svg:x="1.024cm" svg:y="1.028cm">
          <draw:image xlink:href="Pictures/100002010000044000000402AADDB1F62D451249.png" xlink:type="simple" xlink:show="embed" xlink:actuate="onLoad" loext:mime-type="image/png">
            <text:p/>
          </draw:image>
        </draw:frame>
        <draw:custom-shape draw:style-name="gr2" draw:text-style-name="P2" draw:layer="layout" svg:width="0.7cm" svg:height="0.6cm" svg:x="5.866cm" svg:y="6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8cm" svg:height="0.7cm" svg:x="6.942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7cm" svg:height="1.5cm" svg:x="7.842cm" svg:y="4.137cm">
          <text:p text:style-name="P1"><text:span text:style-name="T1">who?</text:span></text:p>
          <text:p text:style-name="P1"><text:span text:style-name="T1">pin numb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2cm" svg:height="2cm" svg:x="11.842cm" svg:y="4.837cm">
          <text:p text:style-name="P1"><text:span text:style-name="T1">mode: INPUT</text:span></text:p>
          <text:p text:style-name="P1"><text:span text:style-name="T1">or OUTPUT?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8.542cm" svg:y1="5.637cm" svg:x2="6.442cm" svg:y2="6.937cm">
          <text:p/>
        </draw:line>
        <draw:line draw:style-name="gr6" draw:text-style-name="P4" draw:layer="layout" svg:x1="11.842cm" svg:y1="6.337cm" svg:x2="8.742cm" svg:y2="7.037cm">
          <text:p/>
        </draw:line>
        <draw:custom-shape draw:style-name="gr7" draw:text-style-name="P3" draw:layer="layout" svg:width="4.4cm" svg:height="2.1cm" svg:x="3.242cm" svg:y="3.737cm">
          <text:p text:style-name="P1"><text:span text:style-name="T1">function: </text:span></text:p>
          <text:p text:style-name="P1"><text:span text:style-name="T1">how does </text:span></text:p>
          <text:p text:style-name="P1"><text:span text:style-name="T1">the pin work?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3cm" svg:height="0.8cm" svg:x="3.542cm" svg:y="6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4.642cm" svg:y1="5.837cm" svg:x2="4.742cm" svg:y2="6.837cm">
          <text:p/>
        </draw:line>
        <draw:custom-shape draw:style-name="gr9" draw:text-style-name="P2" draw:layer="layout" svg:width="3.476cm" svg:height="0.7cm" svg:x="3.642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796cm" svg:height="0.696cm" svg:x="7.146cm" svg:y="10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476cm" svg:height="0.772cm" svg:x="8.066cm" svg:y="10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cm" svg:height="2.1cm" svg:x="-1.658cm" svg:y="8.737cm">
          <text:p text:style-name="P1"><text:span text:style-name="T1">function: </text:span></text:p>
          <text:p text:style-name="P1"><text:span text:style-name="T1">write a</text:span></text:p>
          <text:p text:style-name="P1"><text:span text:style-name="T1">volt value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.742cm" svg:y1="9.837cm" svg:x2="3.842cm" svg:y2="10.537cm">
          <text:p/>
        </draw:line>
        <draw:custom-shape draw:style-name="gr4" draw:text-style-name="P3" draw:layer="layout" svg:width="3.7cm" svg:height="1.5cm" svg:x="6.942cm" svg:y="8.137cm">
          <text:p text:style-name="P1"><text:span text:style-name="T1">where?</text:span></text:p>
          <text:p text:style-name="P1"><text:span text:style-name="T1">pin number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7.942cm" svg:y1="9.637cm" svg:x2="7.642cm" svg:y2="10.437cm">
          <text:p/>
        </draw:line>
        <draw:custom-shape draw:style-name="gr5" draw:text-style-name="P3" draw:layer="layout" svg:width="4.2cm" svg:height="2cm" svg:x="11.042cm" svg:y="7.637cm">
          <text:p text:style-name="P1"><text:span text:style-name="T1">mode: INPUT</text:span></text:p>
          <text:p text:style-name="P1"><text:span text:style-name="T1">or OUTPUT?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2.942cm" svg:y1="9.637cm" svg:x2="9.542cm" svg:y2="10.537cm">
          <text:p/>
        </draw:line>
        <draw:custom-shape draw:style-name="gr7" draw:text-style-name="P3" draw:layer="layout" svg:width="4.4cm" svg:height="2.1cm" svg:x="-1.658cm" svg:y="11.737cm">
          <text:p text:style-name="P1"><text:span text:style-name="T1">function: </text:span></text:p>
          <text:p text:style-name="P1"><text:span text:style-name="T1">wai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76cm" svg:height="0.772cm" svg:x="3.766cm" svg:y="11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.742cm" svg:y1="12.837cm" svg:x2="3.842cm" svg:y2="12.137cm">
          <text:p/>
        </draw:line>
        <draw:custom-shape draw:style-name="gr12" draw:text-style-name="P2" draw:layer="layout" svg:width="1.376cm" svg:height="0.772cm" svg:x="5.266cm" svg:y="11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2cm" svg:height="2cm" svg:x="10.042cm" svg:y="11.637cm">
          <text:p text:style-name="P1"><text:span text:style-name="T1">mode: INPUT</text:span></text:p>
          <text:p text:style-name="P1"><text:span text:style-name="T1">or OUTPUT?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042cm" svg:y1="12.537cm" svg:x2="6.642cm" svg:y2="12.0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riam Mono CLM1" svg:font-family="'Miriam Mono CLM'" style:font-pitch="fixed"/>
    <style:font-face style:name="Liberation Sans1" svg:font-family="'Liberation Sans'" style:font-pitch="variable"/>
    <style:font-face style:name="Miriam Mono CLM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4T16:55:49.432896099</meta:creation-date>
    <dc:date>2021-05-04T17:40:41.965635872</dc:date>
    <meta:editing-duration>PT10M42S</meta:editing-duration>
    <meta:editing-cycles>3</meta:editing-cycles>
    <meta:generator>LibreOffice/6.1.5.2$Linux_X86_64 LibreOffice_project/10$Build-2</meta:generator>
    <meta:document-statistic meta:object-count="25"/>
  </office:meta>
</office:document-meta>
</file>